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BsidesWpg 2013 Badge BOM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Item</text:p>
          </table:table-cell>
          <table:table-cell office:value-type="string">
            <text:p>Quantity</text:p>
          </table:table-cell>
          <table:table-cell office:value-type="string">
            <text:p>Price per 1 for 150</text:p>
          </table:table-cell>
          <table:table-cell office:value-type="string">
            <text:p>Price per 150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ATMEGA328P</text:p>
          </table:table-cell>
          <table:table-cell office:value-type="float" office:value="1">
            <text:p>1</text:p>
          </table:table-cell>
          <table:table-cell table:style-name="ce1" office:value-type="currency" office:currency="CAD" office:value="2.013">
            <text:p>$2.01</text:p>
          </table:table-cell>
          <table:table-cell table:style-name="ce1" table:formula="of:=[.C5]*150" office:value-type="currency" office:currency="CAD" office:value="301.95">
            <text:p>$301.95</text:p>
          </table:table-cell>
          <table:table-cell office:value-type="string">
            <text:p>http://www.digikey.ca/product-detail/en/ATMEGA328P-PU/ATMEGA328P-PU-ND/1914589</text:p>
          </table:table-cell>
        </table:table-row>
        <table:table-row table:style-name="ro1">
          <table:table-cell office:value-type="string">
            <text:p>Capacitor 0.1uF</text:p>
          </table:table-cell>
          <table:table-cell office:value-type="float" office:value="2">
            <text:p>2</text:p>
          </table:table-cell>
          <table:table-cell/>
          <table:table-cell table:style-name="ce1" office:value-type="currency" office:currency="CAD" office:value="7">
            <text:p>$7.00</text:p>
          </table:table-cell>
          <table:table-cell office:value-type="string">
            <text:p>http://www.aliexpress.com/item/Ceramic-Disc-Capacitors-100NF-50V-0-1UF-104-Ceramic-Capacitors-RoHS-100pcs-lot/878213591.html</text:p>
          </table:table-cell>
        </table:table-row>
        <table:table-row table:style-name="ro1"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5">
            <text:p>$5.00</text:p>
          </table:table-cell>
          <table:table-cell office:value-type="string">
            <text:p>http://www.aliexpress.com/item/Wholesale-Free-Shipping-200pcs-Lot-New-3mm-Round-Ultra-Bright-Red-LED-200pcs-free-resistors/711842634.html</text:p>
          </table:table-cell>
        </table:table-row>
        <table:table-row table:style-name="ro1">
          <table:table-cell office:value-type="string">
            <text:p>Resistor 10K Ohms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3">
            <text:p>$3.00</text:p>
          </table:table-cell>
          <table:table-cell office:value-type="string">
            <text:p>http://www.aliexpress.com/item/1-4w-Metal-Film-Resistors-10k-ohm-1-200pcs/900020499.html</text:p>
          </table:table-cell>
        </table:table-row>
        <table:table-row table:style-name="ro1">
          <table:table-cell office:value-type="string">
            <text:p>Resistor 470 Ohms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3">
            <text:p>$3.00</text:p>
          </table:table-cell>
          <table:table-cell office:value-type="string">
            <text:p>http://www.aliexpress.com/item/1-4W-Carbon-Film-Resistors-470-ohm-5-250pcs/889296027.html</text:p>
          </table:table-cell>
        </table:table-row>
        <table:table-row table:style-name="ro1">
          <table:table-cell office:value-type="string">
            <text:p>16 Mhz Xtal</text:p>
          </table:table-cell>
          <table:table-cell office:value-type="float" office:value="1">
            <text:p>1</text:p>
          </table:table-cell>
          <table:table-cell table:style-name="ce1" office:value-type="currency" office:currency="CAD" office:value="0.3049">
            <text:p>$0.30</text:p>
          </table:table-cell>
          <table:table-cell table:style-name="ce1" table:formula="of:=[.C10]*150" office:value-type="currency" office:currency="CAD" office:value="45.735">
            <text:p>$45.74</text:p>
          </table:table-cell>
          <table:table-cell office:value-type="string">
            <text:p>http://www.digikey.ca/product-detail/en/CSTLS16M0X55-B0/490-1214-ND/584422</text:p>
          </table:table-cell>
        </table:table-row>
        <table:table-row table:style-name="ro1">
          <table:table-cell office:value-type="string">
            <text:p>Reset Switch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6">
            <text:p>$6.00</text:p>
          </table:table-cell>
          <table:table-cell office:value-type="string">
            <text:p>http://www.aliexpress.com/item/Free-shipping-200pcs-lot-3X6X4-3mm-2-Legs-Push-Button-Switch-LCD-Display-Button-Repair-Electronic/933951763.html</text:p>
          </table:table-cell>
        </table:table-row>
        <table:table-row table:style-name="ro1">
          <table:table-cell office:value-type="string">
            <text:p>6 pin male header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6">
            <text:p>$6.00</text:p>
          </table:table-cell>
          <table:table-cell office:value-type="string">
            <text:p>http://www.aliexpress.com/item/50-pcs-1-X-40pin-2-54-breakaway-Male-header-for-Arduino-Prototype-Shield-DIY/1316539473.html</text:p>
          </table:table-cell>
        </table:table-row>
        <table:table-row table:style-name="ro1">
          <table:table-cell office:value-type="string">
            <text:p>White pcb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177">
            <text:p>$177.00</text:p>
          </table:table-cell>
          <table:table-cell office:value-type="string">
            <text:p>http://imall.iteadstudio.com/open-pcb/small-batches-pcb/im120418014.html</text:p>
          </table:table-cell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otal:</text:p>
          </table:table-cell>
          <table:table-cell table:formula="of:=SUM([.D5:.D13])" office:value-type="currency" office:currency="CAD" office:value="554.685">
            <text:p>$554.6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st per badge:</text:p>
          </table:table-cell>
          <table:table-cell table:formula="of:=[.D16]/150" office:value-type="currency" office:currency="CAD" office:value="3.6979">
            <text:p>$3.7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>
            <text:p>FT232RL</text:p>
          </table:table-cell>
          <table:table-cell office:value-type="float" office:value="1">
            <text:p>1</text:p>
          </table:table-cell>
          <table:table-cell table:style-name="ce1" office:value-type="currency" office:currency="CAD" office:value="1.92">
            <text:p>$1.92</text:p>
          </table:table-cell>
          <table:table-cell table:style-name="ce1" table:formula="of:=[.C20]*150" office:value-type="currency" office:currency="CAD" office:value="288">
            <text:p>$288.00</text:p>
          </table:table-cell>
          <table:table-cell office:value-type="string">
            <text:p>http://www.aliexpress.com/item/Free-Shipping-FT232RL-SOIC28-New-and-Origianl/806882842.html</text:p>
          </table:table-cell>
        </table:table-row>
        <table:table-row table:style-name="ro1">
          <table:table-cell office:value-type="string">
            <text:p>Capacitor 10uF</text:p>
          </table:table-cell>
          <table:table-cell office:value-type="float" office:value="1">
            <text:p>1</text:p>
          </table:table-cell>
          <table:table-cell table:style-name="ce1"/>
          <table:table-cell table:style-name="ce1" office:value-type="currency" office:currency="CAD" office:value="4.5">
            <text:p>$4.50</text:p>
          </table:table-cell>
          <table:table-cell office:value-type="string">
            <text:p>http://www.aliexpress.com/item/200pcs-10uF-25V-Radial-Electrolytic-Capacitors-5x11mm-free-shipping/991917032.html</text:p>
          </table:table-cell>
        </table:table-row>
        <table:table-row table:style-name="ro1">
          <table:table-cell office:value-type="string">
            <text:p>Capacitor 0.1uF</text:p>
          </table:table-cell>
          <table:table-cell office:value-type="float" office:value="2">
            <text:p>2</text:p>
          </table:table-cell>
          <table:table-cell/>
          <table:table-cell table:style-name="ce1" office:value-type="currency" office:currency="CAD" office:value="7">
            <text:p>$7.00</text:p>
          </table:table-cell>
          <table:table-cell office:value-type="string">
            <text:p>http://www.aliexpress.com/item/Ceramic-Disc-Capacitors-100NF-50V-0-1UF-104-Ceramic-Capacitors-RoHS-100pcs-lot/878213591.html</text:p>
          </table:table-cell>
        </table:table-row>
        <table:table-row table:style-name="ro1">
          <table:table-cell office:value-type="string">
            <text:p>usb connector</text:p>
          </table:table-cell>
          <table:table-cell office:value-type="float" office:value="1">
            <text:p>1</text:p>
          </table:table-cell>
          <table:table-cell/>
          <table:table-cell table:style-name="ce1" office:value-type="currency" office:currency="CAD" office:value="30">
            <text:p>$30.00</text:p>
          </table:table-cell>
          <table:table-cell office:value-type="string">
            <text:p>http://www.aliexpress.com/item/DIY-USB-A-Male-USB-Plug-USB-Looper-100PCS/1259586343.html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sb only total:</text:p>
          </table:table-cell>
          <table:table-cell table:formula="of:=SUM([.D20:.D23])" office:value-type="currency" office:currency="CAD" office:value="329.5">
            <text:p>$329.5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otal with usb:</text:p>
          </table:table-cell>
          <table:table-cell table:formula="of:=[.D16]+[.D26]" office:value-type="currency" office:currency="CAD" office:value="884.185">
            <text:p>$884.1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st per badge:</text:p>
          </table:table-cell>
          <table:table-cell table:formula="of:=[.D29]/150" office:value-type="currency" office:currency="CAD" office:value="5.89456666666667">
            <text:p>$5.89</text:p>
          </table:table-cell>
          <table:table-cell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2T18:13:00</meta:creation-date>
    <dc:date>2013-09-12T19:35:40</dc:date>
    <meta:editing-duration>PT52M19S</meta:editing-duration>
    <meta:editing-cycles>2</meta:editing-cycles>
    <meta:generator>LibreOffice/4.0.2.2$Linux_x86 LibreOffice_project/400m0$Build-2</meta:generator>
    <meta:document-statistic meta:table-count="1" meta:cell-count="71" meta:object-count="0"/>
  </office:meta>
</office:document-meta>
</file>